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295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rq1</text:p>
          </table:table-cell>
          <table:table-cell table:style-name="ce1" office:value-type="string" calcext:value-type="string">
            <text:p>rq2</text:p>
          </table:table-cell>
          <table:table-cell table:style-name="ce1" office:value-type="string" calcext:value-type="string">
            <text:p>rq3</text:p>
          </table:table-cell>
          <table:table-cell table:style-name="ce1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ge_child</text:p>
          </table:table-cell>
          <table:table-cell table:style-name="ce1" office:value-type="string" calcext:value-type="string">
            <text:p>hs_age_year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e of the child at clinical assessmen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years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2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nox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4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10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5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child</text:p>
          </table:table-cell>
          <table:table-cell table:style-name="ce1" office:value-type="string" calcext:value-type="string">
            <text:p>hs_pm25_dy_hs_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6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2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2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nox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Ox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10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10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1st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2n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irPollution_preg</text:p>
          </table:table-cell>
          <table:table-cell table:style-name="ce1" office:value-type="string" calcext:value-type="string">
            <text:p>h_pm25_ratio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M25 value during 3rd trimes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icrog / m3</text:p>
          </table:table-cell>
          <table:table-cell table:style-name="ce1" office:value-type="string" calcext:value-type="string">
            <text:p>air_polluti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reastfeeding</text:p>
          </table:table-cell>
          <table:table-cell table:style-name="ce1" office:value-type="string" calcext:value-type="string">
            <text:p>hs_b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breastfeeding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bcohort_prenatal</text:p>
          </table:table-cell>
          <table:table-cell table:style-name="ce1" office:value-type="string" calcext:value-type="string">
            <text:p>breastfeeding_perinatal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bmi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MI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 / m^2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h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c_weigh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eight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kg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head_ci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ead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midup_ar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id-upper arm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aracteristics_child</text:p>
          </table:table-cell>
          <table:table-cell table:style-name="ce1" office:value-type="string" calcext:value-type="string">
            <text:p>hs_wais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aist circumference of the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number-columns-repeated="2" table:style-name="ce1" office:value-type="string" calcext:value-type="string">
            <text:p>clin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B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 (B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BU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bu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 (BU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 (DE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 (DE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dtp_craw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DE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D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 (D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DE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e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 (DE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 (DMD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 (DMDTP)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dtp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DMD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DM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 (DM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DMT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dmt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 (DMT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ET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et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 (ET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esticide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esticide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phenol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atrix_c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(MBz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bz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 (MBz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(MECP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cp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 (MECP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(MEH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 (MEH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(ME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 (ME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(MEOH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oh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 (MEOH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(ME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 (ME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ME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e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 (ME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(Mi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i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 (Mi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(MnB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mnb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 (MnB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OH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h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 (OH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OXBE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b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 (OXBE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OXOMiNP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oxominp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 (OXOMiNP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PRPA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prp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 (PRPA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TRCS)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emical</text:p>
          </table:table-cell>
          <table:table-cell table:style-name="ce1" office:value-type="string" calcext:value-type="string">
            <text:p>hs_tr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 (TRC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enols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ish (tuna, sardines, sprat) – 1/2 small c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anfrui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nned fruit with syrup / nectars – 1 small bow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cook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oked or pureed vegetables (pumpkin, aubergine, green beans, spinach, carro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ast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isits a fast food restaurant/take awa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s (orange, kiwi, mandarines, pears, apples, bananas, berries, melon, etc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ily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m3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Omega-3 fatty aci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org_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ats organic foo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ary_habi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raw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seaf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afood (shellfish, squid, shrimp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ish and seafood (hs_canfish+hs_oilyfish+hs_whfish+hs_seafood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fruit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fruits (hs_canfruit+hs_dryfruit+hs_freshjuice+hs_fruits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total_v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ood group: vegetables (hs_cookveg+hs_rawveg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_food_group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vitd_sup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d your child use Vitamin D supplement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upplements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diet</text:p>
          </table:table-cell>
          <table:table-cell table:style-name="ce1" office:value-type="string" calcext:value-type="string">
            <text:p>hs_whfis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n/white fish (flat fish, perch, fish cakes) – 1 small serving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die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icrog / g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≥80% of the values were &lt;limit of detection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cotinin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NOT imputed</text:p>
          </table:table-cell>
          <table:table-cell table:style-name="ce1" office:value-type="string" calcext:value-type="string">
            <text:p>microg / L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globalex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Global exposure of the child to ETS (4 categories)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matrix_c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cotinine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tinin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smk_parent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moking status of parents (both)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either, one, bo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hild_smoking</text:p>
          </table:table-cell>
          <table:table-cell table:style-name="ce1" office:value-type="string" calcext:value-type="string">
            <text:p>hs_tob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ich of the following best describes your consumption of tobacco?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tobacco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 calcext:value-type="string">
            <text:p>cohor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hort name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OUTDOOR</text:p>
          </table:table-cell>
          <table:table-cell table:style-name="ce1" office:value-type="string" calcext:value-type="string">
            <text:p>NA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hs_creatinine_c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reatinine</text:p>
          </table:table-cell>
          <table:table-cell table:style-name="ce1" office:value-type="string" calcext:value-type="string">
            <text:p>creatinine_to_helix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 in chil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/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ostnatal</text:p>
          </table:table-cell>
          <table:table-cell table:style-name="ce1" office:value-type="string" calcext:value-type="string">
            <text:p>FALSE</text:p>
          </table:table-cell>
          <table:table-cell table:number-columns-repeated="3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healthc_tday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health on the day of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rmal, Health proble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moo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ood of the child in the last few days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Usual, Not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nois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Noise on the day of assessment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noise, Some noise, Nois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nvFactors_visit</text:p>
          </table:table-cell>
          <table:table-cell table:style-name="ce1" office:value-type="string" calcext:value-type="string">
            <text:p>hs_rest_nt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rested the night before assessment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Yes, Not as well as usua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 – extr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thnicity_child</text:p>
          </table:table-cell>
          <table:table-cell table:style-name="ce1" office:value-type="string" calcext:value-type="string">
            <text:p>h_ethnicity_c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Which is the ethnicity of the child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African, Asian, Caucasian, Native_American, Other, Pakistani, White_not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thnicity_mother</text:p>
          </table:table-cell>
          <table:table-cell table:style-name="ce1" office:value-type="string" calcext:value-type="string">
            <text:p>h_ethnicity_m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Which is the ethnicity of the mother?</text:p>
          </table:table-cell>
          <table:table-cell table:style-name="ce1" office:value-type="string" calcext:value-type="string">
            <text:p>1,2,3,4,5,6,7</text:p>
          </table:table-cell>
          <table:table-cell table:style-name="ce1"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HELIX_ethnicity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Family Affluence Scale (FAS II) categorical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FAS_scor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mily Affluence Scale (FAS II) continuous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c_roo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child have his / her own room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 shares with parents / caregiver, No shares with sibling(s)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am_ca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oes your family have a car?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, Yes, Yes two or mor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financ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How well would you say your family is managing financially these days?</text:p>
          </table:table-cell>
          <table:table-cell table:style-name="ce1" office:value-type="string" calcext:value-type="string">
            <text:p>1,2,3,4,5,6</text:p>
          </table:table-cell>
          <table:table-cell table:style-name="ce1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milySEP</text:p>
          </table:table-cell>
          <table:table-cell table:style-name="ce1" office:value-type="string" calcext:value-type="string">
            <text:p>hs_wrk_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What is your current employment status (mother)?</text:p>
          </table:table-cell>
          <table:table-cell table:style-name="ce1" office:value-type="string" calcext:value-type="string">
            <text:p>1,2,3,4,5,6,7,8</text:p>
          </table:table-cell>
          <table:table-cell table:style-name="ce1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ocioeconomic</text:p>
          </table:table-cell>
          <table:table-cell table:style-name="ce1" office:value-type="string" calcext:value-type="string">
            <text:p>socioeconomic_social_capit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h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head circumferenc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l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length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b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rth weigh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mbination of the three previous variab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l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MP-based G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ma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A registered by the maternity record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gestational_age</text:p>
          </table:table-cell>
          <table:table-cell table:style-name="ce1" office:value-type="string" calcext:value-type="string">
            <text:p>e3_gaul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weeks</text:p>
          </table:table-cell>
          <table:table-cell table:style-name="ce1" office:value-type="string" calcext:value-type="string">
            <text:p>Gestational ag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GPF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General psychopathology factor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A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accura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ccuracy_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orrect responses (hits and correct rejections)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aler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er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enter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enter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misio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mmission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flic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nflict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correct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of correc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etectability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'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ouble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double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f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ffective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An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nxiety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Co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Conduc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Opo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Opposition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Somatic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DSM_TDAH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SM-ADHD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nxious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g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ggressive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At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ttention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No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Rule-Breaking behavi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Otr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ther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P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ought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R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ithdrawn/Depressed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ci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Esc_So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matic complaint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Ex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x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scal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Gen_To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problem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BCL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_mea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hit reaction time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2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(median)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hitrtse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it Reaction Time Standard Error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incongruent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in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missing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ing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cn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jection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fa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false alarm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hit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hit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color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colo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1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2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missnumeros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miss numbers 3-bac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nback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no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no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ne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nd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nd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orienting_exogenou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rienting exogenous network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cong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and congruent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spatial_media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dian of HRTs for spatial cue trial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time_raven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Working time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VEN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hs_zero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umber of incorrect responses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NEURO_main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nternalizing (symptom-specific factor)</text:p>
          </table:table-cell>
          <table:table-cell table:number-columns-repeated="4" table:style-name="ce1" office:value-type="string" calcext:value-type="string">
            <text:p>NA</text:p>
          </table:table-cell>
          <table:table-cell table:style-name="ce1" office:value-type="string" calcext:value-type="string">
            <text:p>pfacto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w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1gd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: more than 1 glass/d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lcool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Glasses / week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Alcohol_preg</text:p>
          </table:table-cell>
          <table:table-cell table:style-name="ce1" office:value-type="string" calcext:value-type="string">
            <text:p>e3_alcpreg_yn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lcool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Covariates pregnancy</text:p>
          </table:table-cell>
          <table:table-cell table:style-name="ce1" office:value-type="string" calcext:value-type="string">
            <text:p>Pregnancy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cereal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real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dairy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airy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astfood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ast food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ish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ish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frui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Frui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legume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gume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meat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t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Diet_preg</text:p>
          </table:table-cell>
          <table:table-cell table:style-name="ce1" office:value-type="string" calcext:value-type="string">
            <text:p>h_veg_pre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Vegetables consumption during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Times / week</text:p>
          </table:table-cell>
          <table:table-cell table:number-columns-repeated="2" table:style-name="ce1" office:value-type="string" calcext:value-type="string">
            <text:p>Pregnancy diet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m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edup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rent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marital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iving with the father, Living alone, Other situation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Mo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EP_preg</text:p>
          </table:table-cell>
          <table:table-cell table:style-name="ce1" office:value-type="string" calcext:value-type="string">
            <text:p>e3_s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ocioeconomic status of the parents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Low income, Medium income, High incom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SocioEco_Statu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1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2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cigd_t3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Nb / day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p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asmokyn_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act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any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1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1st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2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2n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e3_psmokt3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ernal passive smoking during 3rd trimester of pregnancy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1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1 year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2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2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3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3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_5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-5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4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4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6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6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7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7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m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month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ternalSmoking_preg</text:p>
          </table:table-cell>
          <table:table-cell table:style-name="ce1" office:value-type="string" calcext:value-type="string">
            <text:p>h_pass_smok_8yr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 exposure to passive smoking at 8 year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Smoking</text:p>
          </table:table-cell>
          <table:table-cell table:style-name="ce1" office:value-type="string" calcext:value-type="string">
            <text:p>covariat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europsychologicalDiagnosis_child</text:p>
          </table:table-cell>
          <table:table-cell table:style-name="ce1" office:value-type="string" calcext:value-type="string">
            <text:p>hs_neuro_diag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Any previous child neuropsychological diagnosis?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No, Y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europsychological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a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d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hol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cholesterol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s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cu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H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H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h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k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D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ldlc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D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lipid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lipid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atrix_c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Plasma, Serum, Whole blood, Ur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g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m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na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b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hospholipid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phospholipid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phospho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hospholipid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se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otal cholesterol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chol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otal cholesterol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otfat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otal fat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glycerides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per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ercentage of triglycerides in plasm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triglyc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glycerides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Lipid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child</text:p>
          </table:table-cell>
          <table:table-cell table:style-name="ce1" office:value-type="string" calcext:value-type="string">
            <text:p>hs_zn_c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Arseni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a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arseni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bisphenol A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Bisphenol A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N-But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bu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N-But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dm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d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dm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balt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balt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ca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cotinine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n-smokers, SHS smokers, Smokers</text:p>
          </table:table-cell>
          <table:table-cell table:style-name="ce1" office:value-type="string" calcext:value-type="string">
            <text:p>Values &lt;LOD or cotinine levels &lt;18.5 µg/L, Cotinine levels ≥18.5-50 µg/L, Cotinine levels &gt;50 µg/L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o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tini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reatini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g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G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reatinin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Mmol / L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a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a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Copper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cu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copper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e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di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dimethyl dithiophosphate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d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di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dimethyl thiophosph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dmt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methyl thiophosph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g / ml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et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rcury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h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rcur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otas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k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otas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o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creatinine was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meta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esticid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enol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laboratory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Laboratory where phthalates were analyse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NIPH, INMA, RHEA, EDEN</text:p>
          </table:table-cell>
          <table:table-cell table:style-name="ce1" office:value-type="string" calcext:value-type="string">
            <text:p>Norway, Spain, Greece, Franc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o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the creatinine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metal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meta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esticid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enol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atrix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Matrix used for phthalates analysis</text:p>
          </table:table-cell>
          <table:table-cell table:style-name="ce1" office:value-type="string" calcext:value-type="string">
            <text:p>1,2,3,4,5</text:p>
          </table:table-cell>
          <table:table-cell table:style-name="ce1" office:value-type="string" calcext:value-type="string">
            <text:p>Plasma, Serum, Whole blood, Urine, Cordblood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 benz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bz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 benz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 5-carboxypen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cp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 5-carboxypen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hydroxy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hydroxy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2-ethyl-5-oxohex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oh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2-ethyl-5-oxohex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eth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eth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eth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e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eth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gnes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g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gnes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iso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i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iso-buty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anganes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anganes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n-bu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nb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n-bu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lybden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mo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lybden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od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M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n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od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hydroxy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h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hydroxy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Oxybenzon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be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Oxybenzon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mono-4-methyl-7-oxooctyl phthalate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oxominp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Mono-4-methyl-7-oxooctyl phthalate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Lead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b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lead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Propyl parabe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prpa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Propyl parabe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elenium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e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selen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sumDEHPm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Sum of DEHP metabolites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g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o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o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o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creatinine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creatinine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Creatinine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meta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meta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esticid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esticid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OP Pesticid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enol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enol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iming_mphthalates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ime when phthalates sample was collected during pregnancy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1st trimester, 2nd trimester, 3rd trimester, Birt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thalat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hallium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dich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Dichotomous variable of thallium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Detected, Undetected</text:p>
          </table:table-cell>
          <table:table-cell table:style-name="ce1" office:value-type="string" calcext:value-type="string">
            <text:p>Values above the limit of quantification, Values below the limit of quantificatio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l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hallium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adj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adjusted for creatinin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Ng / g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triclosan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trcs_mraw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Triclosan (raw)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Raw data sent by the laboratory - values below LOD not imputed</text:p>
          </table:table-cell>
          <table:table-cell table:style-name="ce1" office:value-type="string" calcext:value-type="string">
            <text:p>µg / L</text:p>
          </table:table-cell>
          <table:table-cell table:number-columns-repeated="2" table:style-name="ce1" office:value-type="string" calcext:value-type="string">
            <text:p>Phenol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Zinc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Values below the limit of detection imputed</text:p>
          </table:table-cell>
          <table:table-cell table:style-name="ce1" office:value-type="string" calcext:value-type="string">
            <text:p>µg / L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therChemicals_preg</text:p>
          </table:table-cell>
          <table:table-cell table:style-name="ce1" office:value-type="string" calcext:value-type="string">
            <text:p>hs_zn_mdes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Sample description of zinc</text:p>
          </table:table-cell>
          <table:table-cell table:style-name="ce1" office:value-type="string" calcext:value-type="string">
            <text:p>1,2,3,4</text:p>
          </table:table-cell>
          <table:table-cell table:style-name="ce1" office:value-type="string" calcext:value-type="string">
            <text:p>Quantifiable value, Values below &lt;LOD, Values INT/QOR, Sample not analysed</text:p>
          </table:table-cell>
          <table:table-cell table:style-name="ce1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Metals</text:p>
          </table:table-cell>
          <table:table-cell table:style-name="ce1" office:value-type="string" calcext:value-type="string">
            <text:p>Metales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Primary school, Secondary school, University degree or higher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aternalSEP_preg</text:p>
          </table:table-cell>
          <table:table-cell table:style-name="ce1" office:value-type="string" calcext:value-type="string">
            <text:p>e3_eduf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Paternal education in 3 categories</text:p>
          </table:table-cell>
          <table:table-cell table:style-name="ce1" office:value-type="string" calcext:value-type="string">
            <text:p>0,1,2</text:p>
          </table:table-cell>
          <table:table-cell table:style-name="ce1" office:value-type="string" calcext:value-type="string">
            <text:p>Low, Middle, High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2" table:style-name="ce1" office:value-type="string" calcext:value-type="string">
            <text:p>Father</text:p>
          </table:table-cell>
          <table:table-cell table:style-name="ce1" office:value-type="string" calcext:value-type="string">
            <text:p>pre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qualityTesting_child</text:p>
          </table:table-cell>
          <table:table-cell table:style-name="ce1" office:value-type="string" calcext:value-type="string">
            <text:p>hs_qual_test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Quality of the testing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Normal, Some problems, Not usab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eason_visit</text:p>
          </table:table-cell>
          <table:table-cell table:style-name="ce1" office:value-type="string" calcext:value-type="string">
            <text:p>hs_date_neu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 of test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ce1" office:value-type="string" calcext:value-type="string">
            <text:p>dd/mm/yyyy</text:p>
          </table:table-cell>
          <table:table-cell table:style-name="ce1" office:value-type="string" calcext:value-type="string">
            <text:p>nads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ex_child</text:p>
          </table:table-cell>
          <table:table-cell table:style-name="ce1" office:value-type="string" calcext:value-type="string">
            <text:p>e3_sex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Child’s sex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Male, Female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Difference between blood time extraction and last meal time (raw)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ime_lastMeal</text:p>
          </table:table-cell>
          <table:table-cell table:style-name="ce1" office:value-type="string" calcext:value-type="string">
            <text:p>hs_dift_mealblood_imp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Imputed difference between blood time extraction and last meal time</text:p>
          </table:table-cell>
          <table:table-cell table:number-columns-repeated="5" table:style-name="ce1" office:value-type="string" calcext:value-type="string">
            <text:p>NA</text:p>
          </table:table-cell>
          <table:table-cell table:style-name="ce1" office:value-type="string" calcext:value-type="string">
            <text:p>sample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ype_sample</text:p>
          </table:table-cell>
          <table:table-cell table:style-name="ce1" office:value-type="string" calcext:value-type="string">
            <text:p>hs_sample_c</text:p>
          </table:table-cell>
          <table:table-cell table:style-name="ce1" office:value-type="string" calcext:value-type="string">
            <text:p>categorical</text:p>
          </table:table-cell>
          <table:table-cell table:style-name="ce1" office:value-type="string" calcext:value-type="string">
            <text:p>Type of urine sample collection</text:p>
          </table:table-cell>
          <table:table-cell table:style-name="ce1" office:value-type="string" calcext:value-type="string">
            <text:p>1,2,3</text:p>
          </table:table-cell>
          <table:table-cell table:style-name="ce1" office:value-type="string" calcext:value-type="string">
            <text:p>CUX, MUX, NUX</text:p>
          </table:table-cell>
          <table:table-cell table:style-name="ce1" office:value-type="string" calcext:value-type="string">
            <text:p>Combined urine night and morning, Morning urine, Night urine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hthalate</text:p>
          </table:table-cell>
          <table:table-cell table:style-name="ce1" office:value-type="string" calcext:value-type="string">
            <text:p>biomark_subcohort</text:p>
          </table:table-cell>
          <table:table-cell table:style-name="ce1" office:value-type="string" calcext:value-type="string">
            <text:p>postnatal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0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3-10-25T10:53:17.419342293</dc:date>
    <meta:editing-duration>P2DT18H29M38S</meta:editing-duration>
    <meta:editing-cycles>18</meta:editing-cycles>
    <meta:document-statistic meta:table-count="1" meta:cell-count="7499" meta:object-count="0"/>
  </office:meta>
</office:document-meta>
</file>